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8" style:parent-style-name="Silné" style:family="text">
      <style:text-properties style:font-weight-complex="bold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K106 10/2025</text:p>
            <text:p text:style-name="Normální">KVOP-10267/2025</text:p>
            <text:p text:style-name="Normální">06. 03. 2025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Vážený pan</text:p>
            <text:p text:style-name="Normální">J. P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><text:span text:style-name="T18">Doporučeně</text:span></text:p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 vyřízení žádosti o informace</text:h>
      <text:h text:style-name="Nadpis1" text:outline-level="1">podle zákona č. 106/1999 Sb., o svobodném přístupu k informacím</text:h>
      <text:p text:style-name="Základnítext">Vážený pane P.,</text:p>
      <text:p text:style-name="Základnítext">dne 4. 3. 2025 obdržela Kancelář veřejného ochránce práv Vaši žádost o informace. Žádáte o zaslání formuláře podnětu k veřejnému ochránci práv a Sborník stanovisek veřejného ochránce práv – Vězeňství II.<text:s/></text:p>
      <text:p text:style-name="Základnítext">V příloze zasílám žádaný formulář a sborník.</text:p>
      <text:p text:style-name="Základnítext">S pozdravem</text:p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<text:span text:style-name="T20">přílohy podání</text:span></text:p>
      <text:p text:style-name="Normální"><text:span text:style-name="T21">formulář podnětu<text:s/></text:span><text:span text:style-name="T22">k veřejnému ochránci práv</text:span></text:p>
      <text:p text:style-name="Normální"><text:span text:style-name="T23">Sborník stanovisek veřejného ochránce práv –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T12" style:parent-style-name="Standardnípísmoodstavce" style:family="text">
      <style:text-properties style:font-name="CKGinisSmall" fo:font-size="18pt" style:font-size-asian="18pt" style:font-size-complex="18pt"/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</text:span><text:span text:style-name="T12">PX00FAJK9*</text:span></text:p>
        <text:p text:style-name="P13"><text:span text:style-name="T14">KVOPX00FAJK9</text:span>KVOPX00FAJK9</text:p>
        <text:p text:style-name="P15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5-03-27T11:06:00Z</meta:creation-date>
    <dc:date>2025-03-27T11:09:00Z</dc:date>
    <meta:print-date>2016-06-27T07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1" meta:character-count="701" meta:row-count="5" meta:non-whitespace-character-count="601"/>
  </office:meta>
</office:document-meta>
</file>